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a64" officeooo:paragraph-rsid="00181a64"/>
    </style:style>
    <style:style style:name="P2" style:family="paragraph" style:parent-style-name="Standard">
      <style:text-properties officeooo:rsid="00190d4a" officeooo:paragraph-rsid="00190d4a"/>
    </style:style>
    <style:style style:name="P3" style:family="paragraph" style:parent-style-name="Standard">
      <style:text-properties officeooo:rsid="001b0898" officeooo:paragraph-rsid="001b08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jia <text:s/>Olimata Ndoye</text:p>
      <text:p text:style-name="P1">Cite Marine Derkle </text:p>
      <text:p text:style-name="P1">Villa 113</text:p>
      <text:p text:style-name="P1">Telephone <text:s/>777185761</text:p>
      <text:p text:style-name="P1">Email <text:s text:c="9"/><text:a xlink:type="simple" xlink:href="mailto:nolimata18@hotmail.com" text:style-name="Internet_20_link" text:visited-style-name="Visited_20_Internet_20_Link">nolimata18@hot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>Diplomes</text:p>
      <text:p text:style-name="P1"/>
      <text:p text:style-name="P2">Master 2 en Informatique de Gestion en cours</text:p>
      <text:p text:style-name="P1">Licence en Informatique de Gestion</text:p>
      <text:p text:style-name="P1">BTS <text:s text:c="2"/>en Informatique de Gestion</text:p>
      <text:p text:style-name="P1">DTS <text:s text:c="2"/>en Reseaux et Telecomms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20:14:55.399116480</meta:creation-date>
    <dc:date>2018-04-01T20:19:09.292144573</dc:date>
    <meta:editing-duration>PT4M16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10" meta:word-count="36" meta:character-count="252" meta:non-whitespace-character-count="210"/>
  </office:meta>
</office:document-meta>
</file>